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766" officeooo:paragraph-rsid="000a3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tovrenie<text:line-break/>2. Testovaci material<text:line-break/>3. Zatvorenie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3:52:00.064000000</meta:creation-date>
    <meta:generator>LibreOffice/4.4.7.2$Windows_x86 LibreOffice_project/f3153a8b245191196a4b6b9abd1d0da16eead600</meta:generator>
    <dc:date>2016-03-27T23:52:19.869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